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3.1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5cm"/>
    </style:style>
    <style:style style:name="co6" style:family="table-column">
      <style:table-column-properties fo:break-before="auto" style:column-width="4.1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11cm" svg:height="8.997cm" svg:x="26.4cm" svg:y="3.369cm">
            <draw:object draw:notify-on-update-of-ranges="Sheet1.A2:Sheet1.A3 Sheet1.A4:Sheet1.A8 Sheet1.D2:Sheet1.D3 Sheet1.D4:Sheet1.D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lgorithms</text:p>
          </table:table-cell>
          <table:table-cell table:number-columns-repeated="2"/>
          <table:table-cell table:style-name="ce1" office:value-type="string" calcext:value-type="string">
            <text:p>Mean CPU time</text:p>
          </table:table-cell>
          <table:table-cell table:style-name="ce1"/>
          <table:table-cell table:style-name="ce1" office:value-type="string" calcext:value-type="string">
            <text:p>Mean Memory Usage</text:p>
          </table:table-cell>
          <table:table-cell table:style-name="ce1" office:value-type="string" calcext:value-type="string">
            <text:p>Max Memory Usa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a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idirection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on-Bidirection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 Nallur</meta:initial-creator>
    <meta:creation-date>2015-02-12T18:54:49.085308164</meta:creation-date>
    <dc:date>2015-02-12T19:11:46.229018141</dc:date>
    <dc:creator>Vivek Nallur</dc:creator>
    <meta:editing-duration>PT5M50S</meta:editing-duration>
    <meta:editing-cycles>2</meta:editing-cycles>
    <meta:generator>LibreOffice/4.2.4.2$Linux_x86 LibreOffice_project/42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8.998cm" xlink:href=".." xlink:type="simple" chart:class="chart:bar" chart:style-name="ch1">
        <chart:legend chart:legend-position="end" svg:x="12.717cm" svg:y="4.2cm" style:legend-expansion="high" chart:style-name="ch2"/>
        <chart:plot-area chart:style-name="ch3" table:cell-range-address="Sheet1.A2:Sheet1.A8 Sheet1.D2:Sheet1.D8" chart:data-source-has-labels="both" svg:x="0.77cm" svg:y="0.851cm" svg:width="11.307cm" svg:height="7.548cm">
          <chartooo:coordinate-region svg:x="3.614cm" svg:y="0.851cm" svg:width="8.276cm" svg:height="6.901cm"/>
          <chart:axis chart:dimension="x" chart:name="primary-x" chart:style-name="ch4" chartooo:axis-type="auto">
            <chartooo:date-scale/>
            <chart:categories table:cell-range-address="Sheet1.A4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8" chart:label-cell-address="Sheet1.D2:Sheet1.D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CPU time</text:p>
                <text:list>
                  <text:list-item>
                    <text:p>Mean CPU time</text:p>
                  </text:list-item>
                  <text:list-item>
                    <text:p/>
                  </text:list-item>
                </text:list>
                <draw:g>
                  <svg:desc>Sheet1.D2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Sheet1.A4:Sheet1.A8</svg:desc>
                </draw:g>
              </table:table-cell>
              <table:table-cell office:value-type="float" office:value="10">
                <text:p>10</text:p>
                <draw:g>
                  <svg:desc>Sheet1.D4:Sheet1.D8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